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52cc" officeooo:paragraph-rsid="000a52cc"/>
    </style:style>
    <style:style style:name="P2" style:family="paragraph" style:parent-style-name="Text_20_body">
      <style:paragraph-properties fo:text-align="justify" style:justify-single-word="false"/>
      <style:text-properties officeooo:paragraph-rsid="000a52cc"/>
    </style:style>
    <style:style style:name="T1" style:family="text">
      <style:text-properties officeooo:rsid="000a52cc"/>
    </style:style>
    <style:style style:name="T2" style:family="text">
      <style:text-properties fo:color="#ce181e" officeooo:rsid="000a52cc"/>
    </style:style>
    <style:style style:name="T3" style:family="text">
      <style:text-properties officeooo:rsid="000c8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cursion happens when </text:span><text:span text:style-name="T2">one function calls itself</text:span><text:span text:style-name="T1">. </text:span>Well, that is strange, but we will see what's happening here. <text:span text:style-name="T3">Recursion is a type of repetition because we can call a function multiple time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2:14:48.413747392</meta:creation-date>
    <dc:date>2019-03-26T23:58:30.747846595</dc:date>
    <meta:editing-duration>PT1H13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2" meta:character-count="193" meta:non-whitespace-character-count="161"/>
  </office:meta>
</office:document-meta>
</file>